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9cm" fo:min-width="0.4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87cm" fo:min-width="0.83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89cm" fo:min-width="0.83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89cm" fo:min-width="0.83cm"/>
      <style:paragraph-properties style:writing-mode="lr-tb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786cm" fo:min-width="0.5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86cm" fo:min-width="0.536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5cm" fo:min-width="0.64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73cm" fo:min-width="0.29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774cm" fo:min-width="0.1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2.79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87cm" fo:min-width="0.8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187cm" fo:min-width="0.83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.4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6cm" fo:min-width="0.74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0.74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968cm" fo:min-width="0.778cm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519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4pt" fo:language="en" fo:country="GB" style:font-size-asian="14pt" style:font-size-complex="14pt"/>
    </style:style>
    <style:style style:name="P2" style:family="paragraph">
      <style:paragraph-properties fo:text-align="center" style:writing-mode="lr-tb"/>
      <style:text-properties fo:font-size="14pt" fo:language="en" fo:country="GB" style:font-size-asian="14pt" style:font-size-complex="14pt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fo:language="en" fo:country="GB" style:font-size-asian="14pt" style:font-size-complex="14pt"/>
    </style:style>
    <style:style style:name="T2" style:family="text">
      <style:text-properties style:text-position="-33% 58%" fo:font-size="14pt" fo:language="en" fo:country="GB" style:font-size-asian="14pt" style:font-size-complex="1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text-position="-33% 58%" fo:font-size="14pt" style:font-size-asian="14pt" style:font-size-complex="14pt"/>
    </style:style>
    <style:style style:name="T7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993cm" svg:height="0.949cm" svg:x="0.662cm" svg:y="2.68cm">
            <draw:text-box>
              <text:p><text:span text:style-name="T1">V</text:span><text:span text:style-name="T2">a</text:span></text:p>
            </draw:text-box>
          </draw:frame>
          <draw:g>
            <draw:custom-shape draw:style-name="gr2" draw:text-style-name="P2" xml:id="id1" draw:id="id1" draw:layer="layout" svg:width="1.331cm" svg:height="0.437cm" svg:x="2.701cm" svg:y="1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xml:id="id8" draw:id="id8" draw:layer="layout" svg:width="1.331cm" svg:height="0.437cm" svg:x="6.516cm" svg:y="1.09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2" xml:id="id3" draw:id="id3" draw:layer="layout" svg:width="1.331cm" svg:height="0.439cm" svg:x="2.701cm" svg:y="4.1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xml:id="id6" draw:id="id6" draw:layer="layout" svg:width="1.33cm" svg:height="0.439cm" svg:x="6.596cm" svg:y="4.19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2" xml:id="id7" draw:id="id7" draw:layer="layout" svg:width="1.33cm" svg:height="0.439cm" draw:transform="rotate (1.5707963267949) translate (5.138cm 3.4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2" draw:layer="layout" svg:x1="2.701cm" svg:y1="1.316cm" svg:x2="1.387cm" svg:y2="2.164cm" draw:start-shape="id1" draw:start-glue-point="3" draw:end-shape="id2" draw:end-glue-point="4" svg:d="M2701 1316h-1314v848" svg:viewBox="0 0 1315 849">
              <text:p/>
            </draw:connector>
            <draw:connector draw:style-name="gr5" draw:text-style-name="P2" draw:layer="layout" svg:x1="1.387cm" svg:y1="3.628cm" svg:x2="2.701cm" svg:y2="4.415cm" draw:start-shape="id2" draw:start-glue-point="8" draw:end-shape="id3" draw:end-glue-point="3" svg:d="M1387 3628v787h1314" svg:viewBox="0 0 1315 788">
              <text:p/>
            </draw:connector>
            <draw:connector draw:style-name="gr5" draw:text-style-name="P2" draw:layer="layout" svg:x1="8.972cm" svg:y1="6.753cm" svg:x2="5.348cm" svg:y2="7.092cm" draw:start-shape="id4" draw:start-glue-point="2" draw:end-shape="id5" draw:end-glue-point="6" svg:d="M8972 6753v840h-3624v-501" svg:viewBox="0 0 3625 841">
              <text:p/>
            </draw:connector>
            <draw:connector draw:style-name="gr5" draw:text-style-name="P2" draw:layer="layout" svg:x1="4.032cm" svg:y1="4.415cm" svg:x2="6.596cm" svg:y2="4.415cm" draw:start-shape="id3" draw:start-glue-point="1" draw:end-shape="id6" draw:end-glue-point="3" svg:d="M4032 4415h2564" svg:viewBox="0 0 2565 1">
              <text:p/>
            </draw:connector>
            <draw:connector draw:style-name="gr5" draw:text-style-name="P2" draw:layer="layout" svg:x1="5.357cm" svg:y1="3.494cm" svg:x2="6.596cm" svg:y2="4.415cm" draw:start-shape="id7" draw:start-glue-point="3" draw:end-shape="id6" draw:end-glue-point="3" svg:d="M5357 3494v921h1239" svg:viewBox="0 0 1240 922">
              <text:p/>
            </draw:connector>
            <draw:connector draw:style-name="gr5" draw:text-style-name="P2" draw:layer="layout" svg:x1="6.516cm" svg:y1="1.316cm" svg:x2="5.357cm" svg:y2="2.164cm" draw:start-shape="id8" draw:start-glue-point="3" draw:end-shape="id7" draw:end-glue-point="1" svg:d="M6516 1316h-1159v848" svg:viewBox="0 0 1160 849">
              <text:p/>
            </draw:connector>
            <draw:custom-shape draw:style-name="gr6" draw:text-style-name="P2" xml:id="id2" draw:id="id2" draw:layer="layout" svg:width="1.464cm" svg:height="1.464cm" svg:x="0.655cm" svg:y="2.164cm">
              <text:p text:style-name="P2"><text:span text:style-name="T1">+</text:span></text:p>
              <text:p text:style-name="P2"><text:span text:style-name="T1">-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 xml:id="id4" draw:id="id4">
              <draw:custom-shape draw:style-name="gr7" draw:text-style-name="P3" draw:layer="layout" svg:width="1.464cm" svg:height="1.464cm" svg:x="8.24cm" svg:y="5.289cm">
                <text:p/>
                <draw:enhanced-geometry svg:viewBox="0 0 21600 21600" draw:mirror-vertical="true" draw:glue-points="10800 0 3163 3163 0 10800 3163 18437 10800 21600 18437 18437 21600 10800 18437 3163" draw:text-areas="3163 3163 18437 18437" draw:mirror-horizontal="false" draw:type="ellipse" draw:enhanced-path="U 10800 10800 10800 10800 0 360 Z N"/>
              </draw:custom-shape>
              <draw:line draw:style-name="gr8" draw:text-style-name="P4" draw:layer="layout" svg:x1="8.972cm" svg:y1="6.507cm" svg:x2="8.972cm" svg:y2="5.502cm">
                <text:p/>
              </draw:line>
            </draw:g>
            <draw:frame draw:style-name="gr9" draw:text-style-name="P1" draw:layer="layout" svg:width="1.148cm" svg:height="1.155cm" svg:x="9.501cm" svg:y="3.169cm">
              <draw:text-box>
                <text:p><text:span text:style-name="T1">I</text:span><text:span text:style-name="T2">b</text:span><text:span text:style-name="T1"> </text:span></text:p>
              </draw:text-box>
            </draw:frame>
            <draw:g xml:id="id9" draw:id="id9">
              <draw:custom-shape draw:style-name="gr10" draw:text-style-name="P3" draw:layer="layout" svg:width="1.578cm" svg:height="2.045cm" svg:x="8.24cm" svg:y="1.837cm">
                <text:p/>
    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    </draw:custom-shape>
              <draw:line draw:style-name="gr11" draw:text-style-name="P4" draw:layer="layout" svg:x1="9.028cm" svg:y1="2.432cm" svg:x2="9.028cm" svg:y2="3.437cm">
                <text:p/>
              </draw:line>
            </draw:g>
            <draw:custom-shape draw:style-name="gr12" draw:text-style-name="P2" xml:id="id5" draw:id="id5" draw:layer="layout" svg:width="1.259cm" svg:height="2.047cm" svg:x="4.718cm" svg:y="5.045cm">
              <text:p text:style-name="P2"><text:span text:style-name="T1">+</text:span></text:p>
              <text:p text:style-name="P2"><text:span text:style-name="T1">-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frame draw:style-name="gr13" draw:text-style-name="P1" draw:layer="layout" svg:width="3.29cm" svg:height="1.157cm" svg:x="5.411cm" svg:y="6.665cm">
              <draw:text-box>
                <text:p><text:span text:style-name="T3">V</text:span><text:span text:style-name="T4">c</text:span><text:span text:style-name="T3"> </text:span><text:span text:style-name="T1"><text:s/></text:span></text:p>
              </draw:text-box>
            </draw:frame>
            <draw:connector draw:style-name="gr5" draw:text-style-name="P5" draw:layer="layout" svg:x1="4.032cm" svg:y1="4.415cm" svg:x2="5.348cm" svg:y2="5.045cm" draw:start-shape="id3" draw:start-glue-point="1" draw:end-shape="id5" draw:end-glue-point="4" svg:d="M4032 4415h1316v630" svg:viewBox="0 0 1317 631">
              <text:p/>
            </draw:connector>
            <draw:connector draw:style-name="gr5" draw:text-style-name="P5" draw:layer="layout" svg:x1="4.032cm" svg:y1="1.316cm" svg:x2="5.357cm" svg:y2="2.164cm" draw:start-shape="id1" draw:start-glue-point="1" draw:end-shape="id7" draw:end-glue-point="1" svg:d="M4032 1316h1325v848" svg:viewBox="0 0 1326 849">
              <text:p/>
            </draw:connector>
            <draw:connector draw:style-name="gr5" draw:text-style-name="P5" draw:layer="layout" svg:x1="7.926cm" svg:y1="4.415cm" svg:x2="8.972cm" svg:y2="5.289cm" draw:start-shape="id6" draw:start-glue-point="1" draw:end-shape="id4" draw:end-glue-point="0" svg:d="M7926 4415h1046v874" svg:viewBox="0 0 1047 875">
              <text:p/>
            </draw:connector>
            <draw:connector draw:style-name="gr5" draw:text-style-name="P5" draw:layer="layout" svg:x1="7.847cm" svg:y1="1.316cm" svg:x2="9.029cm" svg:y2="1.837cm" draw:start-shape="id8" draw:start-glue-point="1" draw:end-shape="id9" draw:end-glue-point="0" svg:d="M7847 1316h1182v521" svg:viewBox="0 0 1183 522">
              <text:p/>
            </draw:connector>
            <draw:connector draw:style-name="gr5" draw:text-style-name="P5" draw:layer="layout" svg:x1="9.029cm" svg:y1="3.882cm" svg:x2="8.972cm" svg:y2="5.289cm" draw:start-shape="id9" draw:start-glue-point="2" draw:end-shape="id4" draw:end-glue-point="0" svg:d="M9029 3882v703h-57v704" svg:viewBox="0 0 58 1408">
              <text:p/>
            </draw:connector>
            <draw:custom-shape draw:style-name="gr14" draw:text-style-name="P2" xml:id="id10" draw:id="id10" draw:layer="layout" svg:width="1.332cm" svg:height="0.437cm" svg:x="2.7cm" svg:y="7.45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2" xml:id="id11" draw:id="id11" draw:layer="layout" svg:width="1.333cm" svg:height="0.437cm" draw:transform="rotate (1.5707963267949) translate (1.165cm 6.67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5" draw:text-style-name="P5" draw:layer="layout" svg:x1="4.032cm" svg:y1="7.674cm" svg:x2="5.348cm" svg:y2="7.092cm" draw:start-shape="id10" draw:start-glue-point="1" draw:end-shape="id5" draw:end-glue-point="6" svg:d="M4032 7674h1316v-582" svg:viewBox="0 0 1317 583">
              <text:p/>
            </draw:connector>
            <draw:connector draw:style-name="gr5" draw:text-style-name="P5" draw:layer="layout" svg:x1="1.383cm" svg:y1="5.341cm" svg:x2="2.701cm" svg:y2="4.415cm" draw:start-shape="id11" draw:start-glue-point="1" draw:end-shape="id3" draw:end-glue-point="3" svg:d="M1383 5341v-926h1318" svg:viewBox="0 0 1319 927">
              <text:p/>
            </draw:connector>
            <draw:connector draw:style-name="gr5" draw:text-style-name="P5" draw:layer="layout" svg:x1="1.383cm" svg:y1="6.674cm" svg:x2="2.7cm" svg:y2="7.674cm" draw:start-shape="id11" draw:start-glue-point="3" draw:end-shape="id10" draw:end-glue-point="3" svg:d="M1383 6674v1000h1317" svg:viewBox="0 0 1318 1001">
              <text:p/>
            </draw:connector>
            <draw:frame draw:style-name="gr16" draw:text-style-name="P1" draw:layer="layout" svg:width="0.978cm" svg:height="1.156cm" svg:x="9.468cm" svg:y="6.19cm">
              <draw:text-box>
                <text:p><text:span text:style-name="T1">I</text:span><text:span text:style-name="T2">d</text:span></text:p>
              </draw:text-box>
            </draw:frame>
            <draw:frame draw:style-name="gr17" draw:text-style-name="P6" draw:layer="layout" svg:width="1.241cm" svg:height="1.156cm" svg:x="6.782cm" svg:y="4.459cm">
              <draw:text-box>
                <text:p><text:span text:style-name="T5">R</text:span><text:span text:style-name="T6">5</text:span></text:p>
              </draw:text-box>
            </draw:frame>
            <draw:frame draw:style-name="gr18" draw:text-style-name="P6" draw:layer="layout" svg:width="1.272cm" svg:height="1.125cm" svg:x="2.783cm" svg:y="4.539cm">
              <draw:text-box>
                <text:p><text:span text:style-name="T5">R</text:span><text:span text:style-name="T6">4</text:span></text:p>
              </draw:text-box>
            </draw:frame>
            <draw:frame draw:style-name="gr19" draw:text-style-name="P6" draw:layer="layout" svg:width="1.241cm" svg:height="1.157cm" svg:x="5.323cm" svg:y="2.504cm">
              <draw:text-box>
                <text:p><text:span text:style-name="T5">R</text:span><text:span text:style-name="T6">3</text:span></text:p>
              </draw:text-box>
            </draw:frame>
            <draw:frame draw:style-name="gr17" draw:text-style-name="P6" draw:layer="layout" svg:width="1.241cm" svg:height="1.156cm" svg:x="6.754cm" svg:y="1.36cm">
              <draw:text-box>
                <text:p><text:span text:style-name="T5">R</text:span><text:span text:style-name="T6">2</text:span></text:p>
              </draw:text-box>
            </draw:frame>
            <draw:frame draw:style-name="gr17" draw:text-style-name="P6" draw:layer="layout" svg:width="1.241cm" svg:height="1.156cm" svg:x="0.242cm" svg:y="5.536cm">
              <draw:text-box>
                <text:p><text:span text:style-name="T5">R</text:span><text:span text:style-name="T6">6</text:span></text:p>
              </draw:text-box>
            </draw:frame>
            <draw:custom-shape draw:style-name="gr20" draw:text-style-name="P5" draw:layer="layout" svg:width="0.187cm" svg:height="0.206cm" svg:x="5.25cm" svg:y="4.3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0" draw:text-style-name="P5" draw:layer="layout" svg:width="0.187cm" svg:height="0.207cm" svg:x="8.827cm" svg:y="4.3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0" draw:text-style-name="P5" draw:layer="layout" svg:width="0.187cm" svg:height="0.204cm" svg:x="5.251cm" svg:y="7.59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0" draw:text-style-name="P5" draw:layer="layout" svg:width="0.187cm" svg:height="0.206cm" svg:x="5.251cm" svg:y="1.23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0" draw:text-style-name="P5" draw:layer="layout" svg:width="0.186cm" svg:height="0.207cm" svg:x="1.278cm" svg:y="4.33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17" draw:text-style-name="P6" draw:layer="layout" svg:width="1.241cm" svg:height="1.156cm" svg:x="2.878cm" svg:y="1.321cm">
              <draw:text-box>
                <text:p><text:span text:style-name="T5">R</text:span><text:span text:style-name="T6">1</text:span></text:p>
              </draw:text-box>
            </draw:frame>
            <draw:g>
              <draw:g>
                <draw:custom-shape draw:style-name="gr21" draw:text-style-name="P8" draw:layer="layout" svg:width="1.806cm" svg:height="1.722cm" svg:x="2.386cm" svg:y="2.087cm">
                  <text:p text:style-name="P7">I<text:span text:style-name="T7">a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2" draw:text-style-name="P9" draw:layer="layout" svg:x1="4.208cm" svg:y1="2.904cm" svg:x2="4.208cm" svg:y2="2.584cm">
                  <text:p/>
                </draw:line>
              </draw:g>
              <draw:line draw:style-name="gr22" draw:text-style-name="P9" draw:layer="layout" svg:x1="2.389cm" svg:y1="2.98cm" svg:x2="2.389cm" svg:y2="3.387cm">
                <text:p/>
              </draw:line>
            </draw:g>
            <draw:frame draw:style-name="gr23" draw:text-style-name="P6" draw:layer="layout" svg:width="1.019cm" svg:height="0.95cm" svg:x="2.971cm" svg:y="7.735cm">
              <draw:text-box>
                <text:p><text:span text:style-name="T5">R</text:span><text:span text:style-name="T6">7</text:span></text:p>
              </draw:text-box>
            </draw:frame>
            <draw:g>
              <draw:g>
                <draw:custom-shape draw:style-name="gr21" draw:text-style-name="P8" draw:layer="layout" svg:width="1.806cm" svg:height="1.722cm" svg:x="6.229cm" svg:y="2.12cm">
                  <text:p text:style-name="P7">I<text:span text:style-name="T7">b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2" draw:text-style-name="P9" draw:layer="layout" svg:x1="8.051cm" svg:y1="2.937cm" svg:x2="8.051cm" svg:y2="2.617cm">
                  <text:p/>
                </draw:line>
              </draw:g>
              <draw:line draw:style-name="gr22" draw:text-style-name="P9" draw:layer="layout" svg:x1="6.232cm" svg:y1="3.013cm" svg:x2="6.232cm" svg:y2="3.42cm">
                <text:p/>
              </draw:line>
            </draw:g>
            <draw:g>
              <draw:g>
                <draw:custom-shape draw:style-name="gr21" draw:text-style-name="P8" draw:layer="layout" svg:width="1.806cm" svg:height="1.722cm" svg:x="6.263cm" svg:y="5.181cm">
                  <text:p text:style-name="P7">I<text:span text:style-name="T7">d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2" draw:text-style-name="P9" draw:layer="layout" svg:x1="8.085cm" svg:y1="5.998cm" svg:x2="8.085cm" svg:y2="5.678cm">
                  <text:p/>
                </draw:line>
              </draw:g>
              <draw:line draw:style-name="gr22" draw:text-style-name="P9" draw:layer="layout" svg:x1="6.266cm" svg:y1="6.074cm" svg:x2="6.266cm" svg:y2="6.481cm">
                <text:p/>
              </draw:line>
            </draw:g>
            <draw:g>
              <draw:g>
                <draw:custom-shape draw:style-name="gr21" draw:text-style-name="P8" draw:layer="layout" svg:width="1.806cm" svg:height="1.722cm" svg:x="2.374cm" svg:y="5.325cm">
                  <text:p text:style-name="P7">I<text:span text:style-name="T7">c</text:span></text:p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line draw:style-name="gr22" draw:text-style-name="P9" draw:layer="layout" svg:x1="4.196cm" svg:y1="6.142cm" svg:x2="4.196cm" svg:y2="5.822cm">
                  <text:p/>
                </draw:line>
              </draw:g>
              <draw:line draw:style-name="gr22" draw:text-style-name="P9" draw:layer="layout" svg:x1="2.377cm" svg:y1="6.218cm" svg:x2="2.377cm" svg:y2="6.625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1:14:00.655587811</dc:date>
    <meta:editing-duration>PT22M8S</meta:editing-duration>
    <meta:editing-cycles>5</meta:editing-cycles>
    <meta:generator>LibreOffice/6.4.6.2$Linux_X86_64 LibreOffice_project/40$Build-2</meta:generator>
    <meta:document-statistic meta:object-count="67"/>
  </office:meta>
</office:document-meta>
</file>